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416e" officeooo:paragraph-rsid="0000416e"/>
    </style:style>
    <style:style style:name="P2" style:family="paragraph" style:parent-style-name="Standard">
      <style:text-properties officeooo:paragraph-rsid="0000416e"/>
    </style:style>
    <style:style style:name="P3" style:family="paragraph" style:parent-style-name="Standard">
      <style:text-properties officeooo:rsid="000202e3" officeooo:paragraph-rsid="000202e3"/>
    </style:style>
    <style:style style:name="P4" style:family="paragraph" style:parent-style-name="Standard">
      <style:text-properties officeooo:paragraph-rsid="000202e3"/>
    </style:style>
    <style:style style:name="P5" style:family="paragraph" style:parent-style-name="Standard">
      <style:text-properties officeooo:rsid="000335a2" officeooo:paragraph-rsid="000202e3"/>
    </style:style>
    <style:style style:name="P6" style:family="paragraph" style:parent-style-name="Standard">
      <style:text-properties officeooo:rsid="000335a2" officeooo:paragraph-rsid="000335a2"/>
    </style:style>
    <style:style style:name="P7" style:family="paragraph" style:parent-style-name="Standard">
      <style:text-properties officeooo:rsid="0004f868" officeooo:paragraph-rsid="0004f868"/>
    </style:style>
    <style:style style:name="P8" style:family="paragraph" style:parent-style-name="Standard">
      <style:text-properties officeooo:paragraph-rsid="0004f868"/>
    </style:style>
    <style:style style:name="P9" style:family="paragraph" style:parent-style-name="Standard">
      <style:text-properties officeooo:rsid="00050f4b" officeooo:paragraph-rsid="00050f4b"/>
    </style:style>
    <style:style style:name="P10" style:family="paragraph" style:parent-style-name="Standard">
      <style:text-properties officeooo:paragraph-rsid="00050f4b"/>
    </style:style>
    <style:style style:name="P11" style:family="paragraph" style:parent-style-name="Standard">
      <style:text-properties officeooo:rsid="0006a9df" officeooo:paragraph-rsid="0006a9df"/>
    </style:style>
    <style:style style:name="P12" style:family="paragraph" style:parent-style-name="Standard">
      <style:text-properties officeooo:paragraph-rsid="0006a9df"/>
    </style:style>
    <style:style style:name="P13" style:family="paragraph" style:parent-style-name="Standard">
      <style:text-properties officeooo:rsid="0007538c" officeooo:paragraph-rsid="0007538c"/>
    </style:style>
    <style:style style:name="P14" style:family="paragraph" style:parent-style-name="Standard">
      <style:paragraph-properties fo:text-align="start" style:justify-single-word="false"/>
      <style:text-properties officeooo:rsid="0007538c" officeooo:paragraph-rsid="0007538c"/>
    </style:style>
    <style:style style:name="P15" style:family="paragraph" style:parent-style-name="Standard">
      <style:text-properties officeooo:paragraph-rsid="0007538c"/>
    </style:style>
    <style:style style:name="P16" style:family="paragraph" style:parent-style-name="Standard">
      <style:text-properties officeooo:rsid="0007e9f3" officeooo:paragraph-rsid="0007e9f3"/>
    </style:style>
    <style:style style:name="P17" style:family="paragraph" style:parent-style-name="Standard">
      <style:text-properties officeooo:rsid="000829fe" officeooo:paragraph-rsid="000829fe"/>
    </style:style>
    <style:style style:name="P18" style:family="paragraph" style:parent-style-name="Standard">
      <style:text-properties officeooo:rsid="0008e35b" officeooo:paragraph-rsid="0008e35b"/>
    </style:style>
    <style:style style:name="T1" style:family="text">
      <style:text-properties officeooo:rsid="0000416e"/>
    </style:style>
    <style:style style:name="T2" style:family="text">
      <style:text-properties officeooo:rsid="000202e3"/>
    </style:style>
    <style:style style:name="T3" style:family="text">
      <style:text-properties officeooo:rsid="0004f868"/>
    </style:style>
    <style:style style:name="T4" style:family="text">
      <style:text-properties officeooo:rsid="00050f4b"/>
    </style:style>
    <style:style style:name="T5" style:family="text">
      <style:text-properties officeooo:rsid="0006a9df"/>
    </style:style>
    <style:style style:name="T6" style:family="text">
      <style:text-properties officeooo:rsid="0007538c"/>
    </style:style>
    <style:style style:name="T7" style:family="text">
      <style:text-properties officeooo:rsid="000829fe"/>
    </style:style>
    <style:style style:name="T8" style:family="text">
      <style:text-properties officeooo:rsid="0008e3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deo 1 - What is the internet?</text:p>
      <text:p text:style-name="P1"/>
      <text:p text:style-name="P2"><text:span text:style-name="T1">Early 70s – Vint Cerf + Bob Kahn → Internetworking protocol</text:span></text:p>
      <text:p text:style-name="P1"/>
      <text:p text:style-name="P1">Internet is made up of an incredibly large number of independently operated networks.</text:p>
      <text:p text:style-name="P1">It’s fully distributed, there’s no central control that is deciding how packets are routed or where pieces of the network are built.</text:p>
      <text:p text:style-name="P1"/>
      <text:p text:style-name="P1">These are all business decisions that are made independently by operators</text:p>
      <text:p text:style-name="P1"/>
      <text:p text:style-name="P1">The utility is that any device can communicate with any other device , it’s how science gets done, with people sharing information. <text:span text:style-name="T3">It links billions of devices all around the world.</text:span></text:p>
      <text:p text:style-name="P1"/>
      <text:p text:style-name="P1">Is an opportunity for people</text:p>
      <text:p text:style-name="P1"/>
      <text:p text:style-name="P1"/>
      <text:p text:style-name="P1">Video 2 – Wires, cables and WiFi</text:p>
      <text:p text:style-name="P1"/>
      <text:p text:style-name="P1"/>
      <text:p text:style-name="P1">Internet is a lot like the postal service but instead of boxes and envelops the internet ships binary information.</text:p>
      <text:p text:style-name="P1"/>
      <text:p text:style-name="P1">Informations is made of bits, bit → on-off, yes-no,1 0 opposites.</text:p>
      <text:p text:style-name="P1"/>
      <text:p text:style-name="P1">It doesn’t matter what is, everything in the internet is represented and sent around as bits.</text:p>
      <text:p text:style-name="P1"/>
      <text:p text:style-name="P3">Today we physically send bits by electricity, light and radio waves</text:p>
      <text:p text:style-name="P3"/>
      <text:p text:style-name="P3">Electricity</text:p>
      <text:p text:style-name="P3"/>
      <text:p text:style-name="P3">If there's a signal the information is 1, otherwise it's 0 so we can send information by turning on and off the electricity<text:line-break/></text:p>
      <text:p text:style-name="P3">Measure of speed</text:p>
      <text:p text:style-name="P3"/>
      <text:p text:style-name="P3">To send more faster the bits we have to increase the bandwidth, the maximum transmission capacity of a device, that is measured by bit rate, wich is the number of bits that we can actually send over a given period of time, measured in seconds.</text:p>
      <text:p text:style-name="P3"/>
      <text:p text:style-name="P3">Latency, the amount of time it takes for one bit to travel from one pace to another, from the resource, to the destinator device.</text:p>
      <text:p text:style-name="P3"/>
      <text:p text:style-name="P3">Internet wire → signal loss, but cheap.</text:p>
      <text:p text:style-name="P3"/>
      <text:p text:style-name="P3">Light</text:p>
      <text:p text:style-name="P3"/>
      <text:p text:style-name="P3">Bits from one place to another using a fiber optic cable, a thread of glass engineered to reflect light.</text:p>
      <text:p text:style-name="P4"><text:span text:style-name="T2">You can go hundred of miles without signal loss with incredible speed, but is really expansive and it’s hard to work with.</text:span></text:p>
      <text:p text:style-name="P5"/>
      <text:p text:style-name="P5"/>
      <text:p text:style-name="P5"/>
      <text:p text:style-name="P6"><text:soft-page-break/>Radio</text:p>
      <text:p text:style-name="P6"/>
      <text:p text:style-name="P6">How to move things without wires?</text:p>
      <text:p text:style-name="P6"/>
      <text:p text:style-name="P6">The machine has to translate the ones and zeroes into radio waves, of different frequencies</text:p>
      <text:p text:style-name="P6"/>
      <text:p text:style-name="P6">Pro: it’s totally mobile contro: has a short range</text:p>
      <text:p text:style-name="P3"/>
      <text:p text:style-name="P3"/>
      <text:p text:style-name="P6">Video 3 – IP addresses and DNS</text:p>
      <text:p text:style-name="P6"/>
      <text:p text:style-name="P8"><text:span text:style-name="T3">You’re connected with a laptop or mobile phone through WiFi, <text:s/>WiFi connects to an ISP, and that ISP connects you to billions and billions of devices around the world, through hundrends of thousands of networks, that are all interconnected.</text:span></text:p>
      <text:p text:style-name="P8"/>
      <text:p text:style-name="P7">Internet is a design philosophy and an architecture expressed in a set of protocols.</text:p>
      <text:p text:style-name="P7"/>
      <text:p text:style-name="P7">A protocol is a well-known set of rules and standards used to communicate between machines, that has to be allowed to communicate withoud trouble</text:p>
      <text:p text:style-name="P7"/>
      <text:p text:style-name="P9">Design philosophy → adapt and absorb new communication technologies.</text:p>
      <text:p text:style-name="P9"/>
      <text:p text:style-name="P9">All the different devices on the internet have unique addresses, an address is just a number, that’s unique to each computer or device at the edge of the network.</text:p>
      <text:p text:style-name="P9"/>
      <text:p text:style-name="P9">One of the most important protocols used in internet communication, that is the Internet Protocol or IP, a computer’s address in called the IP address.</text:p>
      <text:p text:style-name="P9"/>
      <text:p text:style-name="P9">Visiting a website is literally your computer asking another computer for information.</text:p>
      <text:p text:style-name="P9"/>
      <text:p text:style-name="P9">The numbers that compose the IP address are organized in a hierarchy, with many parts.</text:p>
      <text:p text:style-name="P9"/>
      <text:p text:style-name="P9">Traditional IP addresses are 32 bits long.</text:p>
      <text:p text:style-name="P9"/>
      <text:p text:style-name="P10"><text:span text:style-name="T4">The earlier numbers identifies the networks and the sub-network of the device.</text:span></text:p>
      <text:p text:style-name="P10"><text:span text:style-name="T4">Then come the address of the specific device.</text:span></text:p>
      <text:p text:style-name="P10"/>
      <text:p text:style-name="P9">This version of IP addressing is called IPv4, designed in 1973, and adopted in 1980’s, and provides more than 4 billion of unique addresses.</text:p>
      <text:p text:style-name="P9"/>
      <text:p text:style-name="P9">But 4 billion addresses won’t be enough.</text:p>
      <text:p text:style-name="P9"/>
      <text:p text:style-name="P9">Now we are in the middle of a multi-year transition to a longer IP address format called IPv6, wich uses 128 bits per address and provides over 340 undecillion unique addresses.</text:p>
      <text:p text:style-name="P9"/>
      <text:p text:style-name="P9">A system called Domain Name System, or DNS, associates names like <text:a xlink:type="simple" xlink:href="http://www.example.com/" text:style-name="Internet_20_link" text:visited-style-name="Visited_20_Internet_20_Link">www.example.com</text:a> with the corresponding addresses.</text:p>
      <text:p text:style-name="P9"/>
      <text:p text:style-name="P11">The computer uses the DNS to look up domain names and get the associated IP address, which is used to connect your computer to the destination on the internet.</text:p>
      <text:p text:style-name="P11"/>
      <text:p text:style-name="P11">DNS Servers are connected in a distributed hierarchy, and are divided into zones, </text:p>
      <text:p text:style-name="P12"><text:soft-page-break/><text:span text:style-name="T5">DNS was originally created to be an open and public communication protocol for government and educational institutions.</text:span></text:p>
      <text:p text:style-name="P12"/>
      <text:p text:style-name="P11">Because of it’s openness, it’s susceptible to cyber attacks.</text:p>
      <text:p text:style-name="P11"/>
      <text:p text:style-name="P11">The most famous is the DNS spoofing, when an hacker taps into a DNS server and changes it to match a domain name with the wrong IP address, and it’s a problem because you are using a fake website as if it is real. </text:p>
      <text:p text:style-name="P11"/>
      <text:p text:style-name="P11"><text:line-break/>Video 4 – Packets, routers and reliability</text:p>
      <text:p text:style-name="P11"/>
      <text:p text:style-name="P11">How is data delivered to you reliably? </text:p>
      <text:p text:style-name="P11"/>
      <text:p text:style-name="P11">If internet was direct dedicated connections, it will be impossible to keep things working, because of millions of users join.</text:p>
      <text:p text:style-name="P11"/>
      <text:p text:style-name="P11">The informations need not follow a fixed path.</text:p>
      <text:p text:style-name="P11"/>
      <text:p text:style-name="P11">Informations goes from a computer to another in a way that is called a packet of information, <text:span text:style-name="T6">the packets travels from one place to another like a car, depending on traffic congestion or road conditions, that will force you to take a different route to get to the same place.</text:span></text:p>
      <text:p text:style-name="P11"/>
      <text:p text:style-name="P14">Many kinds of information can be sent with IP packets, but there are some limits. </text:p>
      <text:p text:style-name="P14"/>
      <text:p text:style-name="P13">If you have a very large information that you want to send or upload, that information might be break into hundreds or thousands of smaller parts called packets.</text:p>
      <text:p text:style-name="P13"/>
      <text:p text:style-name="P13">Each packet has the internet address of where it came from and where it’s going.</text:p>
      <text:p text:style-name="P13"/>
      <text:p text:style-name="P13">The routers act like traffic managers to keep packets moving through networks smoothly.</text:p>
      <text:p text:style-name="P15"><text:span text:style-name="T6">It choose the cheapest available path for each piece of data, based on destination IP address for the packet. Oftem the best route path isn’t the most direct. There’s the network fault tolerant wich means that the network can keep sending packets, even if something goes wrong. This is the basis for the reliability. More routers = reliable</text:span></text:p>
      <text:p text:style-name="P13"/>
      <text:p text:style-name="P13">The TCP, Transmission Control Protocol, manages the sending and receiving of data as packets. </text:p>
      <text:p text:style-name="P13">TCP controls that every packet is recived, so there’s no information loss.</text:p>
      <text:p text:style-name="P13"/>
      <text:p text:style-name="P13"/>
      <text:p text:style-name="P16">Video 5 – HTTP and HTML</text:p>
      <text:p text:style-name="P16"/>
      <text:p text:style-name="P16">Web Browsing </text:p>
      <text:p text:style-name="P16"/>
      <text:p text:style-name="P16">Web browser, the app you use to access web pages</text:p>
      <text:p text:style-name="P13"/>
      <text:p text:style-name="P16">URL, Uniform Resource Locator, of a website you want to visit, and in the moment you hit enter, your computer starts talking to another computer called server, that’s thousands of miles away, and in milliseconds you computer asks that server for a website, and that server starts to talk back to your computer in a language called HTTP, the HyperText Transfer Protocol, and it’s the language used to communicate between web browsers and servers </text:p>
      <text:p text:style-name="P16"/>
      <text:p text:style-name="P17"><text:soft-page-break/>The conversation is mainly made up of GET requests. </text:p>
      <text:p text:style-name="P17">What you’re requesting is the word GET and then the name of the document and this tells to the server that you want all of the HTML code of that document, the HTML is the HyperText Markup Language, that tells to a web browser how to make a page look.</text:p>
      <text:p text:style-name="P17"/>
      <text:p text:style-name="P17">If you get to send information, your browser send the information in plain text to the web server, using an HTTP POST request.</text:p>
      <text:p text:style-name="P17"/>
      <text:p text:style-name="P17">Cookies data are attached to a web page, and your browser need to save it, because it’s the only way that a website can remember who you are.</text:p>
      <text:p text:style-name="P13"/>
      <text:p text:style-name="P17">Internet is completely open, all of its connections are shared, information is sent in plain text.</text:p>
      <text:p text:style-name="P17">This makes it possible for hackers to snoop on any personal information that you send over the internet, but safe websites prevent this using something called Secure Sockets Layer (SSL) and its successor, the TLS Transport Layer Security. They are a layer of security wrapped around your communications.</text:p>
      <text:p text:style-name="P17"/>
      <text:p text:style-name="P17">The HTTPS protocols ensure that your HTTP requests are secure and protected, <text:span text:style-name="T8">with a digital certificate.</text:span></text:p>
      <text:p text:style-name="P17"/>
      <text:p text:style-name="P18">Digital certificate are published by certificate authorities, which are trusted entities that verify the identities for websites.</text:p>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3T16:34:12.510000000</meta:creation-date>
    <dc:date>2020-04-03T20:17:09.083000000</dc:date>
    <meta:editing-duration>PT1H37M17S</meta:editing-duration>
    <meta:editing-cycles>2</meta:editing-cycles>
    <meta:generator>LibreOffice/6.3.2.2$Windows_X86_64 LibreOffice_project/98b30e735bda24bc04ab42594c85f7fd8be07b9c</meta:generator>
    <meta:document-statistic meta:table-count="0" meta:image-count="0" meta:object-count="0" meta:page-count="4" meta:paragraph-count="70" meta:word-count="1272" meta:character-count="7434" meta:non-whitespace-character-count="6216"/>
  </office:meta>
</office:document-meta>
</file>